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21c9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21c9c" officeooo:paragraph-rsid="00121c9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40c78" officeooo:paragraph-rsid="00140c78" fo:background-color="transparent" style:font-size-asian="16pt" style:font-weight-asian="bold" style:font-size-complex="16pt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1c9c" officeooo:paragraph-rsid="00121c9c" fo:background-color="#ff800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1c9c" officeooo:paragraph-rsid="00121c9c" fo:background-color="#ff8000" style:font-size-asian="10.5pt" style:font-weight-asian="bold" style:font-size-complex="12pt" style:font-weight-complex="bold"/>
    </style:style>
    <style:style style:name="P6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40c78" officeooo:paragraph-rsid="00140c78" fo:background-color="#ff8000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21c9c" officeooo:paragraph-rsid="00121c9c" fo:background-color="transparent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normal" officeooo:rsid="00121c9c" officeooo:paragraph-rsid="00121c9c" fo:background-color="transparent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normal" officeooo:rsid="00140c78" officeooo:paragraph-rsid="00140c78" fo:background-color="transparent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40c78" officeooo:paragraph-rsid="00140c78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bold" officeooo:rsid="00121c9c" officeooo:paragraph-rsid="00121c9c" fo:background-color="transparent" style:font-size-asian="10.5pt" style:font-weight-asian="bold" style:font-size-complex="12pt" style:font-weight-complex="bold"/>
    </style:style>
    <style:style style:name="P12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bold" officeooo:rsid="00140c78" officeooo:paragraph-rsid="00140c78" fo:background-color="transparent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21c9c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40c78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40c78" style:font-size-asian="16pt" style:font-weight-asian="bold" style:font-size-complex="16pt" style:font-weight-complex="bold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121c9c"/>
    </style:style>
    <style:style style:name="T3" style:family="text">
      <style:text-properties officeooo:rsid="00140c7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s estelares</text:p>
      <text:p text:style-name="P13"><text:span text:style-name="T1">O guia estelar de </text:span><text:span text:style-name="T2">JavaScript</text:span></text:p>
      <text:p text:style-name="P2">Introdução</text:p>
      <text:list xml:id="list3204231123" text:style-name="L1">
        <text:list-item>
          <text:p text:style-name="P4">Abertura</text:p>
        </text:list-item>
      </text:list>
      <text:p text:style-name="P7">Vamos aprender sobre programação e Java Script. O que é o JavaScript, para o que ele serve, primeiros passos, tipos de dados, variáveis, prática, funções, manipulações de dados, expressões.</text:p>
      <text:p text:style-name="P7"/>
      <text:list xml:id="list220513870622174" text:continue-numbering="true" text:style-name="L1">
        <text:list-item>
          <text:p text:style-name="P4">JavaScript</text:p>
        </text:list-item>
      </text:list>
      <text:list xml:id="list43977316" text:style-name="L2">
        <text:list-item>
          <text:p text:style-name="P11">JavaScript <text:span text:style-name="T3">Core</text:span></text:p>
          <text:list>
            <text:list-item>
              <text:p text:style-name="P9">linguagem de programação que roda Navegador do usuário (front-end):</text:p>
              <text:list>
                <text:list-item>
                  <text:p text:style-name="P9">Se você clicar em algum botão da página e aparece uma janela. Isso é o JavaScript.</text:p>
                </text:list-item>
                <text:list-item>
                  <text:p text:style-name="P8">Alteração do site ou aplicativo, conforme a interação do usuário.</text:p>
                </text:list-item>
              </text:list>
            </text:list-item>
            <text:list-item>
              <text:p text:style-name="P8">Roda também no computador (back-end)</text:p>
            </text:list-item>
          </text:list>
        </text:list-item>
        <text:list-item>
          <text:p text:style-name="P11">O que podemos fazer?</text:p>
          <text:list>
            <text:list-item>
              <text:p text:style-name="P8">Podemos criar aplicações web, mobile (React Native), desktop (Electron);</text:p>
            </text:list-item>
            <text:list-item>
              <text:p text:style-name="P8">Empresas famosas que usam:</text:p>
              <text:list>
                <text:list-item>
                  <text:p text:style-name="P8">Facebook (Instagram, WhatsApp);</text:p>
                </text:list-item>
                <text:list-item>
                  <text:p text:style-name="P8">Google (Youtube, Gmail, Drive);</text:p>
                </text:list-item>
                <text:list-item>
                  <text:p text:style-name="P8">Uber;</text:p>
                </text:list-item>
                <text:list-item>
                  <text:p text:style-name="P8">Netflix</text:p>
                </text:list-item>
                <text:list-item>
                  <text:p text:style-name="P8">TikTok</text:p>
                </text:list-item>
                <text:list-item>
                  <text:p text:style-name="P8">…</text:p>
                </text:list-item>
              </text:list>
            </text:list-item>
            <text:list-item>
              <text:p text:style-name="P8">99.99% dos sites na web usam JavaScript;</text:p>
            </text:list-item>
            <text:list-item>
              <text:p text:style-name="P8">Linguagem obrigatória para quem programa o Front-end Web.</text:p>
            </text:list-item>
          </text:list>
        </text:list-item>
        <text:list-item>
          <text:p text:style-name="P12">Evolução</text:p>
          <text:list>
            <text:list-item>
              <text:p text:style-name="P9">A comunidade cresce cada vez mais e a linguagem está sempre evoluindo.</text:p>
            </text:list-item>
          </text:list>
        </text:list-item>
        <text:list-item>
          <text:p text:style-name="P12">O que vamos ver o curso?</text:p>
          <text:list>
            <text:list-item>
              <text:p text:style-name="P9">Tipos de dados</text:p>
            </text:list-item>
            <text:list-item>
              <text:p text:style-name="P9">Variáveis</text:p>
            </text:list-item>
            <text:list-item>
              <text:p text:style-name="P9">Funções</text:p>
            </text:list-item>
            <text:list-item>
              <text:p text:style-name="P9">Condicionais</text:p>
            </text:list-item>
            <text:list-item>
              <text:p text:style-name="P9">Estruturas de repetição</text:p>
            </text:list-item>
            <text:list-item>
              <text:p text:style-name="P9">…</text:p>
            </text:list-item>
          </text:list>
        </text:list-item>
        <text:list-item>
          <text:p text:style-name="P12">Como vai funcionar a dinâmica do curso?</text:p>
          <text:list>
            <text:list-item>
              <text:p text:style-name="P9">Treino de futebol</text:p>
            </text:list-item>
            <text:list-item>
              <text:p text:style-name="P9">Treino de artes marciais</text:p>
            </text:list-item>
            <text:list-item>
              <text:p text:style-name="P9">Conceitos e fundamentos</text:p>
            </text:list-item>
            <text:list-item>
              <text:p text:style-name="P9">Prática</text:p>
            </text:list-item>
            <text:list-item>
              <text:p text:style-name="P9">Revisão</text:p>
            </text:list-item>
          </text:list>
        </text:list-item>
      </text:list>
      <text:p text:style-name="P5"/>
      <text:p text:style-name="P15">Guias estelares</text:p>
      <text:p text:style-name="P14"><text:span text:style-name="T1">O guia estelar de </text:span><text:span text:style-name="T2">JavaScript</text:span></text:p>
      <text:p text:style-name="P3">Primeiros Passos</text:p>
      <text:list xml:id="list3614827705" text:style-name="L3">
        <text:list-item>
          <text:p text:style-name="P6">Sintaxe</text:p>
        </text:list-item>
      </text:list>
      <text:p text:style-name="P10">sdfa</text:p>
      <text:list xml:id="list220513785104564" text:continue-numbering="true" text:style-name="L3"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background-color="#ff8000"/>
    </style:style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6T21:40:53.821905271</meta:creation-date>
    <dc:date>2021-04-26T22:05:11.681552390</dc:date>
    <meta:editing-duration>PT27S</meta:editing-duration>
    <meta:editing-cycles>1</meta:editing-cycles>
    <meta:document-statistic meta:table-count="0" meta:image-count="0" meta:object-count="0" meta:page-count="2" meta:paragraph-count="43" meta:word-count="218" meta:character-count="1215" meta:non-whitespace-character-count="1074"/>
    <meta:generator>LibreOffice/6.1.5.2$Linux_X86_64 LibreOffice_project/10$Build-2</meta:generator>
  </office:meta>
</office:document-meta>
</file>